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a0c9" officeooo:paragraph-rsid="0007a0c9" style:font-weight-asian="bold" style:font-weight-complex="bold"/>
    </style:style>
    <style:style style:name="P2" style:family="paragraph" style:parent-style-name="Standard">
      <style:text-properties fo:font-weight="bold" officeooo:rsid="00061027" officeooo:paragraph-rsid="00061027" style:font-weight-asian="bold" style:font-weight-complex="bold"/>
    </style:style>
    <style:style style:name="P3" style:family="paragraph" style:parent-style-name="Standard">
      <style:text-properties officeooo:rsid="0007a0c9" officeooo:paragraph-rsid="0007a0c9"/>
    </style:style>
    <style:style style:name="P4" style:family="paragraph" style:parent-style-name="Standard">
      <style:text-properties officeooo:rsid="000d1d41" officeooo:paragraph-rsid="000d1d41"/>
    </style:style>
    <style:style style:name="P5" style:family="paragraph" style:parent-style-name="Standard">
      <style:text-properties officeooo:rsid="0008fa94" officeooo:paragraph-rsid="0007a0c9"/>
    </style:style>
    <style:style style:name="P6" style:family="paragraph" style:parent-style-name="Standard">
      <style:text-properties officeooo:rsid="0008fa94" officeooo:paragraph-rsid="000d1d41"/>
    </style:style>
    <style:style style:name="P7" style:family="paragraph" style:parent-style-name="Standard">
      <style:text-properties officeooo:rsid="0007a0c9" officeooo:paragraph-rsid="0007a0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quipo uno</text:p>
      <text:p text:style-name="P3"/>
      <text:p text:style-name="P3">Imanol</text:p>
      <text:p text:style-name="P3">Sergio</text:p>
      <text:p text:style-name="P4">Alvaro</text:p>
      <text:p text:style-name="P6"/>
      <text:p text:style-name="P3"/>
      <text:p text:style-name="P1">Equipo dos</text:p>
      <text:p text:style-name="P3"/>
      <text:p text:style-name="P3">Aitor</text:p>
      <text:p text:style-name="P3">Luis</text:p>
      <text:p text:style-name="P3">Roberto</text:p>
      <text:p text:style-name="P3"/>
      <text:p text:style-name="P3"/>
      <text:p text:style-name="P1">Equipos tres</text:p>
      <text:p text:style-name="P3"/>
      <text:p text:style-name="P3">Alaitz</text:p>
      <text:p text:style-name="P3">Raul</text:p>
      <text:p text:style-name="P6">Oier</text:p>
      <text:p text:style-name="P3"/>
      <text:p text:style-name="P1">Equipo cuatro</text:p>
      <text:p text:style-name="P3"/>
      <text:p text:style-name="P3">Sendy</text:p>
      <text:p text:style-name="P3">Guillermo</text:p>
      <text:p text:style-name="P3">Unai</text:p>
      <text:p text:style-name="P3"/>
      <text:p text:style-name="P3"/>
      <text:p text:style-name="P1">Equipo cinco</text:p>
      <text:p text:style-name="P3"/>
      <text:p text:style-name="P3">Bárbara</text:p>
      <text:p text:style-name="P3">Rafael</text:p>
      <text:p text:style-name="P3">Txaber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0:37:51.212000000</meta:creation-date>
    <dc:date>2021-04-21T16:06:28.818000000</dc:date>
    <meta:editing-duration>PT10M38S</meta:editing-duration>
    <meta:editing-cycles>6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20" meta:word-count="25" meta:character-count="142" meta:non-whitespace-character-count="137"/>
  </office:meta>
</office:document-meta>
</file>